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image/png" manifest:full-path="Pictures/1000000000000320000002589904571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papertop-title" style:list-style-name="L3">
      <style:graphic-properties draw:stroke="none" draw:fill="none" draw:fill-color="#ffffff" draw:auto-grow-height="true" fo:min-height="3.506cm"/>
    </style:style>
    <style:style style:name="pr2" style:family="presentation" style:parent-style-name="lyt-papertop-subtitle">
      <style:graphic-properties draw:stroke="none" draw:fill="none" draw:fill-color="#ffffff" draw:auto-grow-height="true" fo:min-height="13.231cm"/>
    </style:style>
    <style:style style:name="pr3" style:family="presentation" style:parent-style-name="lyt-papertop-notes">
      <style:graphic-properties draw:fill-color="#ffffff" draw:auto-grow-height="true" fo:min-height="13.364cm"/>
    </style:style>
    <style:style style:name="pr4" style:family="presentation" style:parent-style-name="lyt-papertop-title" style:list-style-name="L3">
      <style:graphic-properties draw:stroke="none" draw:fill="none" draw:fill-color="#ffffff" draw:auto-grow-height="true" fo:min-height="3.506cm"/>
    </style:style>
    <style:style style:name="pr5" style:family="presentation" style:parent-style-name="lyt-papertop-outline1">
      <style:graphic-properties draw:stroke="none" draw:fill="none" draw:fill-color="#ffffff" draw:auto-grow-height="true" fo:min-height="13.231cm"/>
    </style:style>
    <style:style style:name="pr6" style:family="presentation" style:parent-style-name="lyt-papertop-title" style:list-style-name="L3">
      <style:graphic-properties draw:stroke="none" draw:fill="none" draw:fill-color="#ffffff" draw:auto-grow-height="true" fo:min-height="3.506cm"/>
    </style:style>
    <style:style style:name="pr7" style:family="presentation" style:parent-style-name="lyt-papertop-title" style:list-style-name="L3">
      <style:graphic-properties draw:stroke="none" draw:fill="none" draw:fill-color="#ffffff" draw:auto-grow-height="true" fo:min-height="3.506cm"/>
    </style:style>
    <style:style style:name="pr8" style:family="presentation" style:parent-style-name="lyt-papertop-title" style:list-style-name="L3">
      <style:graphic-properties draw:stroke="none" draw:fill="none" draw:fill-color="#ffffff" draw:auto-grow-height="true" fo:min-height="3.506cm"/>
    </style:style>
    <style:style style:name="pr9" style:family="presentation" style:parent-style-name="lyt-papertop-title" style:list-style-name="L3">
      <style:graphic-properties draw:stroke="none" draw:fill="none" draw:fill-color="#ffffff" draw:auto-grow-height="true" fo:min-height="3.506cm"/>
    </style:style>
    <style:style style:name="pr10" style:family="presentation" style:parent-style-name="lyt-papertop-title" style:list-style-name="L3">
      <style:graphic-properties draw:stroke="none" draw:fill="none" draw:fill-color="#ffffff" draw:auto-grow-height="true" fo:min-height="3.506cm"/>
    </style:style>
    <style:style style:name="pr11" style:family="presentation" style:parent-style-name="lyt-papertop-title" style:list-style-name="L4">
      <style:graphic-properties draw:stroke="none" draw:fill="none" draw:fill-color="#ffffff" draw:auto-grow-height="true" fo:min-height="3.507cm"/>
    </style:style>
    <style:style style:name="pr12" style:family="presentation" style:parent-style-name="lyt-papertop-title" style:list-style-name="L3">
      <style:graphic-properties draw:stroke="none" draw:fill="none" draw:fill-color="#ffffff" draw:auto-grow-height="true" fo:min-height="3.506cm"/>
    </style:style>
    <style:style style:name="pr13" style:family="presentation" style:parent-style-name="lyt-papertop-title" style:list-style-name="L3">
      <style:graphic-properties draw:stroke="none" draw:fill="none" draw:fill-color="#ffffff" draw:auto-grow-height="true" fo:min-height="3.506cm"/>
    </style:style>
    <style:style style:name="pr14" style:family="presentation" style:parent-style-name="lyt-papertop-title" style:list-style-name="L3">
      <style:graphic-properties draw:stroke="none" draw:fill="none"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paragraph-properties fo:margin-left="1cm" fo:margin-right="0cm" fo:text-indent="-1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papertop" presentation:presentation-page-layout-name="AL1T0">
        <draw:frame presentation:style-name="pr1" draw:text-style-name="P1" draw:layer="layout" svg:width="25.199cm" svg:height="3.506cm" svg:x="1.4cm" svg:y="0.837cm" presentation:class="title" presentation:user-transformed="true">
          <draw:text-box>
            <text:p>Database Development in Java</text:p>
          </draw:text-box>
        </draw:frame>
        <draw:frame presentation:style-name="pr2" draw:text-style-name="P2" draw:layer="layout" svg:width="23.362cm" svg:height="13.231cm" svg:x="2.57cm" svg:y="6.556cm" presentation:class="subtitle" presentation:user-transformed="true">
          <draw:text-box draw:corner-radius="57.361cm">
            <text:p>Denis Stepulenok &amp; Petr Kudryavtsev</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Introduction" draw:style-name="dp1" draw:master-page-name="lyt-papertop" presentation:presentation-page-layout-name="AL2T1">
        <draw:frame presentation:style-name="pr4" draw:text-style-name="P1" draw:layer="layout" svg:width="25.199cm" svg:height="3.506cm" svg:x="1.4cm" svg:y="0.837cm" presentation:class="title">
          <draw:text-box draw:corner-radius="0.032cm">
            <text:p text:style-name="P1">Introduction </text:p>
          </draw:text-box>
        </draw:frame>
        <draw:frame presentation:style-name="pr5" draw:text-style-name="P4" draw:layer="layout" svg:width="23.362cm" svg:height="13.231cm" svg:x="2.57cm" svg:y="6.556cm" presentation:class="outline" presentation:user-transformed="true">
          <draw:text-box draw:corner-radius="0.032cm">
            <text:list text:style-name="L2">
              <text:list-item>
                <text:p text:style-name="P3">Describe the subject to be treated</text:p>
              </text:list-item>
              <text:list-item>
                <text:p text:style-name="P3">Define the learning objective</text:p>
              </text:list-item>
              <text:list-item>
                <text:p text:style-name="P3">Determine what previous experience the participants have</text:p>
              </text:list-item>
              <text:list-item>
                <text:p text:style-name="P3">Take their experience into account when teaching</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Agenda" draw:style-name="dp1" draw:master-page-name="lyt-papertop" presentation:presentation-page-layout-name="AL2T1">
        <draw:frame presentation:style-name="pr6" draw:text-style-name="P1" draw:layer="layout" svg:width="25.199cm" svg:height="3.506cm" svg:x="1.4cm" svg:y="0.837cm" presentation:class="title">
          <draw:text-box>
            <text:p text:style-name="P1">Agenda</text:p>
          </draw:text-box>
        </draw:frame>
        <draw:frame presentation:style-name="pr5" draw:text-style-name="P4" draw:layer="layout" svg:width="23.362cm" svg:height="13.231cm" svg:x="2.57cm" svg:y="6.556cm" presentation:class="outline" presentation:user-transformed="true">
          <draw:text-box>
            <text:list text:style-name="L2">
              <text:list-item>
                <text:p text:style-name="P3">Give an overview of the seminar schedule</text:p>
              </text:list-item>
              <text:list-item>
                <text:p text:style-name="P3">List the times of the individual events</text:p>
              </text:list-item>
              <text:list-item>
                <text:p text:style-name="P3">Name the respective trainers</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papertop" presentation:presentation-page-layout-name="AL2T1">
        <draw:frame presentation:style-name="pr7" draw:text-style-name="P1" draw:layer="layout" svg:width="25.199cm" svg:height="3.506cm" svg:x="1.4cm" svg:y="0.837cm" presentation:class="title">
          <draw:text-box>
            <text:p text:style-name="P1">Overview </text:p>
          </draw:text-box>
        </draw:frame>
        <draw:frame presentation:style-name="pr5" draw:text-style-name="P4" draw:layer="layout" svg:width="23.362cm" svg:height="13.231cm" svg:x="2.57cm" svg:y="6.556cm" presentation:class="outline" presentation:user-transformed="true">
          <draw:text-box>
            <text:list text:style-name="L2">
              <text:list-item>
                <text:p text:style-name="P3">Give an overview of the contents to be covered</text:p>
              </text:list-item>
              <text:list-item>
                <text:p text:style-name="P3">Mention the connections between the various topics and their importance</text:p>
              </text:list-item>
              <text:list-item>
                <text:p text:style-name="P3">Establish a practical context for the audience</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Terminology" draw:style-name="dp1" draw:master-page-name="lyt-papertop" presentation:presentation-page-layout-name="AL2T1">
        <draw:frame presentation:style-name="pr8" draw:text-style-name="P1" draw:layer="layout" svg:width="25.199cm" svg:height="3.506cm" svg:x="1.4cm" svg:y="0.837cm" presentation:class="title">
          <draw:text-box>
            <text:p text:style-name="P1">Terminology</text:p>
          </draw:text-box>
        </draw:frame>
        <draw:frame presentation:style-name="pr5" draw:text-style-name="P4" draw:layer="layout" svg:width="23.362cm" svg:height="13.231cm" svg:x="2.57cm" svg:y="6.556cm" presentation:class="outline" presentation:user-transformed="true">
          <draw:text-box>
            <text:list text:style-name="L2">
              <text:list-item>
                <text:p text:style-name="P3">List specialized or technical terminology</text:p>
              </text:list-item>
              <text:list-item>
                <text:p text:style-name="P3">Define each individual term</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1st Topic" draw:style-name="dp1" draw:master-page-name="lyt-papertop" presentation:presentation-page-layout-name="AL2T1">
        <draw:frame presentation:style-name="pr9" draw:text-style-name="P1" draw:layer="layout" svg:width="25.199cm" svg:height="3.506cm" svg:x="1.4cm" svg:y="0.837cm" presentation:class="title">
          <draw:text-box>
            <text:p text:style-name="P1">First Topic</text:p>
          </draw:text-box>
        </draw:frame>
        <draw:frame presentation:style-name="pr5" draw:text-style-name="P4" draw:layer="layout" svg:width="23.362cm" svg:height="13.231cm" svg:x="2.57cm" svg:y="6.556cm" presentation:class="outline" presentation:user-transformed="true">
          <draw:text-box>
            <text:list text:style-name="L2">
              <text:list-item>
                <text:p text:style-name="P3">Give a brief overview of the topic</text:p>
              </text:list-item>
              <text:list-item>
                <text:p text:style-name="P3">Establish a connection to the main subject</text:p>
              </text:list-item>
              <text:list-item>
                <text:p text:style-name="P3">Use supporting examples</text:p>
              </text:list-item>
              <text:list-item>
                <text:p text:style-name="P3">Review the material covered</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2nd Topic" draw:style-name="dp1" draw:master-page-name="lyt-papertop" presentation:presentation-page-layout-name="AL2T1">
        <draw:frame presentation:style-name="pr10" draw:text-style-name="P1" draw:layer="layout" svg:width="25.199cm" svg:height="3.506cm" svg:x="1.4cm" svg:y="0.837cm" presentation:class="title">
          <draw:text-box draw:corner-radius="0.032cm">
            <text:p text:style-name="P1">Second Topic</text:p>
          </draw:text-box>
        </draw:frame>
        <draw:frame presentation:style-name="pr5" draw:text-style-name="P4" draw:layer="layout" svg:width="23.362cm" svg:height="13.231cm" svg:x="2.57cm" svg:y="6.556cm" presentation:class="outline" presentation:user-transformed="true">
          <draw:text-box draw:corner-radius="0.032cm">
            <text:list text:style-name="L2">
              <text:list-item>
                <text:p text:style-name="P3">Give a brief overview of the topic</text:p>
              </text:list-item>
              <text:list-item>
                <text:p text:style-name="P3">Establish a connection to the main subject</text:p>
              </text:list-item>
              <text:list-item>
                <text:p text:style-name="P3">Use supporting examples</text:p>
              </text:list-item>
              <text:list-item>
                <text:p text:style-name="P3">Review the material covered</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3rd Topic" draw:style-name="dp1" draw:master-page-name="lyt-papertop" presentation:presentation-page-layout-name="AL2T1">
        <draw:frame presentation:style-name="pr11" draw:text-style-name="P5" draw:layer="layout" svg:width="23.323cm" svg:height="3.507cm" svg:x="2.697cm" svg:y="0.943cm" presentation:class="title" presentation:user-transformed="true">
          <draw:text-box>
            <text:p text:style-name="P1">Third Topic</text:p>
          </draw:text-box>
        </draw:frame>
        <draw:frame presentation:style-name="pr5" draw:text-style-name="P4" draw:layer="layout" svg:width="23.362cm" svg:height="13.231cm" svg:x="2.57cm" svg:y="6.556cm" presentation:class="outline" presentation:user-transformed="true">
          <draw:text-box>
            <text:list text:style-name="L2">
              <text:list-item>
                <text:p text:style-name="P3">Give a brief overview of the topic</text:p>
              </text:list-item>
              <text:list-item>
                <text:p text:style-name="P3">Establish a connection to the main subject</text:p>
              </text:list-item>
              <text:list-item>
                <text:p text:style-name="P3">Use supporting examples</text:p>
              </text:list-item>
              <text:list-item>
                <text:p text:style-name="P3">Review the material covered</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4th Topic" draw:style-name="dp1" draw:master-page-name="lyt-papertop" presentation:presentation-page-layout-name="AL2T1">
        <draw:frame presentation:style-name="pr12" draw:text-style-name="P1" draw:layer="layout" svg:width="25.199cm" svg:height="3.506cm" svg:x="1.4cm" svg:y="0.837cm" presentation:class="title">
          <draw:text-box>
            <text:p text:style-name="P1">Fourth Topic</text:p>
          </draw:text-box>
        </draw:frame>
        <draw:frame presentation:style-name="pr5" draw:text-style-name="P4" draw:layer="layout" svg:width="23.362cm" svg:height="13.231cm" svg:x="2.57cm" svg:y="6.556cm" presentation:class="outline" presentation:user-transformed="true">
          <draw:text-box>
            <text:list text:style-name="L2">
              <text:list-item>
                <text:p text:style-name="P3">Give a brief overview of the topic</text:p>
              </text:list-item>
              <text:list-item>
                <text:p text:style-name="P3">Establish a connection to the main subject</text:p>
              </text:list-item>
              <text:list-item>
                <text:p text:style-name="P3">Use supporting examples</text:p>
              </text:list-item>
              <text:list-item>
                <text:p text:style-name="P3">Review the material covered</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Summary" draw:style-name="dp1" draw:master-page-name="lyt-papertop" presentation:presentation-page-layout-name="AL2T1">
        <draw:frame presentation:style-name="pr13" draw:text-style-name="P1" draw:layer="layout" svg:width="25.199cm" svg:height="3.506cm" svg:x="1.4cm" svg:y="0.837cm" presentation:class="title">
          <draw:text-box>
            <text:p text:style-name="P1">Summary</text:p>
          </draw:text-box>
        </draw:frame>
        <draw:frame presentation:style-name="pr5" draw:text-style-name="P4" draw:layer="layout" svg:width="23.362cm" svg:height="13.231cm" svg:x="2.57cm" svg:y="6.556cm" presentation:class="outline" presentation:user-transformed="true">
          <draw:text-box>
            <text:list text:style-name="L2">
              <text:list-item>
                <text:p text:style-name="P3">Summarize the material covered</text:p>
              </text:list-item>
              <text:list-item>
                <text:p text:style-name="P3">Refer to the practical context again</text:p>
              </text:list-item>
              <text:list-item>
                <text:p text:style-name="P3">Clarify any remaining questions</text:p>
              </text:list-item>
              <text:list-item>
                <text:p text:style-name="P3">Ask for audience feedback about the training seminar</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Works Cited" draw:style-name="dp1" draw:master-page-name="lyt-papertop" presentation:presentation-page-layout-name="AL2T1">
        <draw:frame presentation:style-name="pr14" draw:text-style-name="P1" draw:layer="layout" svg:width="25.199cm" svg:height="3.506cm" svg:x="1.4cm" svg:y="0.837cm" presentation:class="title">
          <draw:text-box>
            <text:p text:style-name="P1">Works Cited</text:p>
          </draw:text-box>
        </draw:frame>
        <draw:frame presentation:style-name="pr5" draw:text-style-name="P4" draw:layer="layout" svg:width="23.362cm" svg:height="13.231cm" svg:x="2.57cm" svg:y="6.556cm" presentation:class="outline" presentation:user-transformed="true">
          <draw:text-box>
            <text:list text:style-name="L2">
              <text:list-item>
                <text:p text:style-name="P3">Refer to supplementary seminars or events</text:p>
              </text:list-item>
              <text:list-item>
                <text:p text:style-name="P3">Provide information about further aids and resources</text:p>
              </text:list-item>
              <text:list-item>
                <text:p text:style-name="P3">State any additional sources</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4" draw:display-name="Gradient 14" draw:style="linear" draw:start-color="#2300dc" draw:end-color="#ffffff" draw:start-intensity="100%" draw:end-intensity="100%" draw:angle="1800" draw:border="0%"/>
    <draw:gradient draw:name="Gradient_20_30" draw:display-name="Gradient 30" draw:style="linear" draw:start-color="#000000" draw:end-color="#ffffff" draw:start-intensity="100%" draw:end-intensity="100%" draw:angle="0" draw:border="0%"/>
    <draw:gradient draw:name="Gradient_20_31" draw:display-name="Gradient 31" draw:style="linear" draw:start-color="#e6e6e6" draw:end-color="#003366" draw:start-intensity="100%" draw:end-intensity="100%" draw:angle="3590" draw:border="0%"/>
    <draw:fill-image draw:name="Bitmape_20_1" draw:display-name="Bitmape 1" xlink:href="Pictures/10000000000000400000004077CDC8F9.png" xlink:type="simple" xlink:show="embed" xlink:actuate="onLoad"/>
    <draw:fill-image draw:name="paper5" xlink:href="Pictures/10000000000003200000025899045714.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3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training-background" style:family="presentation">
      <style:graphic-properties draw:stroke="none" draw:fill="none" draw:fill-gradient-name="Gradient_20_14" draw:fill-image-width="1cm" draw:fill-image-height="1cm"/>
      <style:text-properties fo:hyphenate="true"/>
    </style:style>
    <style:style style:name="prs-training-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training-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training-outline1" style:family="presentation">
      <style:graphic-properties draw:stroke="none" draw:fill="none">
        <text:list-style style:name="prs-training-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80" fo:font-size="75%"/>
          </text:list-level-style-bullet>
          <text:list-level-style-bullet text:level="3" text:bullet-char="●">
            <style:list-level-properties text:space-before="1.8cm" text:min-label-width="1.2cm"/>
            <style:text-properties fo:font-family="StarSymbol" fo:color="#000080" fo:font-size="75%"/>
          </text:list-level-style-bullet>
          <text:list-level-style-bullet text:level="4" text:bullet-char="●">
            <style:list-level-properties text:space-before="2.6cm" text:min-label-width="1.2cm"/>
            <style:text-properties fo:font-family="StarSymbol" fo:color="#000080" fo:font-size="75%"/>
          </text:list-level-style-bullet>
          <text:list-level-style-bullet text:level="5" text:bullet-char="●">
            <style:list-level-properties text:space-before="3.4cm" text:min-label-width="1.2cm"/>
            <style:text-properties fo:font-family="StarSymbol" fo:color="#000080" fo:font-size="75%"/>
          </text:list-level-style-bullet>
          <text:list-level-style-bullet text:level="6" text:bullet-char="●">
            <style:list-level-properties text:space-before="4.2cm" text:min-label-width="1.2cm"/>
            <style:text-properties fo:font-family="StarSymbol" fo:color="#000080" fo:font-size="75%"/>
          </text:list-level-style-bullet>
          <text:list-level-style-bullet text:level="7" text:bullet-char="●">
            <style:list-level-properties text:space-before="5cm" text:min-label-width="1.2cm"/>
            <style:text-properties fo:font-family="StarSymbol" fo:color="#000080" fo:font-size="75%"/>
          </text:list-level-style-bullet>
          <text:list-level-style-bullet text:level="8" text:bullet-char="●">
            <style:list-level-properties text:space-before="5.8cm" text:min-label-width="1.2cm"/>
            <style:text-properties fo:font-family="StarSymbol" fo:color="#000080" fo:font-size="75%"/>
          </text:list-level-style-bullet>
          <text:list-level-style-bullet text:level="9" text:bullet-char="●">
            <style:list-level-properties text:space-before="6.6cm" text:min-label-width="1.2cm"/>
            <style:text-properties fo:font-family="Star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training-outline2" style:family="presentation" style:parent-style-name="prs-training-outline1">
      <style:paragraph-properties fo:margin-left="0cm" fo:margin-right="0cm" fo:text-indent="-1.2cm"/>
      <style:text-properties fo:font-size="28pt" fo:hyphenate="true"/>
    </style:style>
    <style:style style:name="prs-training-outline3" style:family="presentation" style:parent-style-name="prs-training-outline2">
      <style:paragraph-properties fo:margin-left="0cm" fo:margin-right="0cm" fo:text-indent="-1.2cm"/>
      <style:text-properties fo:font-size="24pt" fo:hyphenate="true"/>
    </style:style>
    <style:style style:name="prs-training-outline4" style:family="presentation" style:parent-style-name="prs-training-outline3">
      <style:paragraph-properties fo:margin-left="0cm" fo:margin-right="0cm" fo:text-indent="-1.2cm"/>
      <style:text-properties fo:font-size="20pt" fo:hyphenate="true"/>
    </style:style>
    <style:style style:name="prs-training-outline5" style:family="presentation" style:parent-style-name="prs-training-outline4">
      <style:paragraph-properties fo:margin-left="0cm" fo:margin-right="0cm" fo:text-indent="-1.2cm"/>
      <style:text-properties fo:font-size="20pt" fo:hyphenate="true"/>
    </style:style>
    <style:style style:name="prs-training-outline6" style:family="presentation" style:parent-style-name="prs-training-outline5">
      <style:paragraph-properties fo:margin-left="0cm" fo:margin-right="0cm" fo:text-indent="-1.2cm"/>
      <style:text-properties fo:font-size="20pt" fo:hyphenate="true"/>
    </style:style>
    <style:style style:name="prs-training-outline7" style:family="presentation" style:parent-style-name="prs-training-outline6">
      <style:paragraph-properties fo:margin-left="0cm" fo:margin-right="0cm" fo:text-indent="-1.2cm"/>
      <style:text-properties fo:font-size="20pt" fo:hyphenate="true"/>
    </style:style>
    <style:style style:name="prs-training-outline8" style:family="presentation" style:parent-style-name="prs-training-outline7">
      <style:paragraph-properties fo:margin-left="0cm" fo:margin-right="0cm" fo:text-indent="-1.2cm"/>
      <style:text-properties fo:font-size="20pt" fo:hyphenate="true"/>
    </style:style>
    <style:style style:name="prs-training-outline9" style:family="presentation" style:parent-style-name="prs-training-outline8">
      <style:paragraph-properties fo:margin-left="0cm" fo:margin-right="0cm" fo:text-indent="-1.2cm"/>
      <style:text-properties fo:font-size="20pt" fo:hyphenate="true"/>
    </style:style>
    <style:style style:name="prs-training-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training-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training-title" style:family="presentation">
      <style:graphic-properties draw:stroke="none" draw:fill="none" draw:textarea-vertical-align="middle">
        <text:list-style style:name="prs-training-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style-name="Fett" style:font-family-generic="swiss" style:font-pitch="variable" fo:font-size="40pt" fo:font-style="normal" fo:text-shadow="none" style:text-underline-style="none" fo:font-weight="bold" fo:hyphenate="true"/>
    </style:style>
    <style:style style:name="lyt-papertop-background" style:family="presentation">
      <style:graphic-properties draw:stroke="none" draw:fill="bitmap" draw:fill-image-name="paper5" style:repeat="stretch"/>
    </style:style>
    <style:style style:name="lyt-papertop-backgroundobjects" style:family="presentation">
      <style:graphic-properties draw:shadow="hidden" draw:shadow-offset-x="0.3cm" draw:shadow-offset-y="0.3cm" draw:shadow-color="#808080"/>
    </style:style>
    <style:style style:name="lyt-papertop-notes" style:family="presentation">
      <style:graphic-properties draw:stroke="none" draw:fill="none">
        <text:list-style style:name="lyt-papertop-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papertop-outline1" style:family="presentation">
      <style:graphic-properties draw:stroke="none" draw:fill="none">
        <text:list-style style:name="lyt-papertop-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op-outline2" style:family="presentation" style:parent-style-name="lyt-papertop-outline1">
      <style:paragraph-properties fo:margin-left="2.4cm" fo:margin-right="0cm" fo:margin-top="0cm" fo:margin-bottom="0.4cm" fo:text-indent="-0.8cm"/>
      <style:text-properties fo:font-size="28pt" style:font-size-asian="28pt" style:font-size-complex="28pt"/>
    </style:style>
    <style:style style:name="lyt-papertop-outline3" style:family="presentation" style:parent-style-name="lyt-papertop-outline2">
      <style:paragraph-properties fo:margin-left="3.6cm" fo:margin-right="0cm" fo:margin-top="0cm" fo:margin-bottom="0.3cm" fo:text-indent="-0.6cm"/>
      <style:text-properties fo:font-size="24pt" style:font-size-asian="24pt" style:font-size-complex="24pt"/>
    </style:style>
    <style:style style:name="lyt-papertop-outline4" style:family="presentation" style:parent-style-name="lyt-papertop-outline3">
      <style:paragraph-properties fo:margin-left="4.8cm" fo:margin-right="0cm" fo:margin-top="0cm" fo:margin-bottom="0.2cm" fo:text-indent="-0.6cm"/>
      <style:text-properties fo:font-size="20pt" style:font-size-asian="20pt" style:font-size-complex="20pt"/>
    </style:style>
    <style:style style:name="lyt-papertop-outline5" style:family="presentation" style:parent-style-name="lyt-papertop-outline4">
      <style:paragraph-properties fo:margin-left="6cm" fo:margin-right="0cm" fo:margin-top="0cm" fo:margin-bottom="0.1cm" fo:text-indent="-0.6cm"/>
      <style:text-properties fo:font-size="20pt" style:font-size-asian="20pt" style:font-size-complex="20pt"/>
    </style:style>
    <style:style style:name="lyt-papertop-outline6" style:family="presentation" style:parent-style-name="lyt-papertop-outline5">
      <style:paragraph-properties fo:margin-left="7.2cm" fo:margin-right="0cm" fo:margin-top="0cm" fo:margin-bottom="0.1cm" fo:text-indent="-0.6cm"/>
      <style:text-properties fo:font-size="20pt" style:font-size-asian="20pt" style:font-size-complex="20pt"/>
    </style:style>
    <style:style style:name="lyt-papertop-outline7" style:family="presentation" style:parent-style-name="lyt-papertop-outline6">
      <style:paragraph-properties fo:margin-left="8.4cm" fo:margin-right="0cm" fo:margin-top="0cm" fo:margin-bottom="0.1cm" fo:text-indent="-0.6cm"/>
      <style:text-properties fo:font-size="20pt" style:font-size-asian="20pt" style:font-size-complex="20pt"/>
    </style:style>
    <style:style style:name="lyt-papertop-outline8" style:family="presentation" style:parent-style-name="lyt-papertop-outline7">
      <style:paragraph-properties fo:margin-left="9.6cm" fo:margin-right="0cm" fo:margin-top="0cm" fo:margin-bottom="0.1cm" fo:text-indent="-0.6cm"/>
      <style:text-properties fo:font-size="20pt" style:font-size-asian="20pt" style:font-size-complex="20pt"/>
    </style:style>
    <style:style style:name="lyt-papertop-outline9" style:family="presentation" style:parent-style-name="lyt-papertop-outline8">
      <style:paragraph-properties fo:margin-left="10.8cm" fo:margin-right="0cm" fo:margin-top="0cm" fo:margin-bottom="0.1cm" fo:text-indent="-0.6cm"/>
      <style:text-properties fo:font-size="20pt" style:font-size-asian="20pt" style:font-size-complex="20pt"/>
    </style:style>
    <style:style style:name="lyt-papertop-subtitle" style:family="presentation">
      <style:graphic-properties draw:stroke="none" draw:fill="none" draw:textarea-vertical-align="middle">
        <text:list-style style:name="lyt-paperto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op-title" style:family="presentation">
      <style:graphic-properties draw:stroke="none" draw:fill="none" draw:textarea-vertical-align="middle">
        <text:list-style style:name="lyt-paperto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gradient-name="Gradient_20_14" draw:fill-image-width="1cm" draw:fill-image-height="1cm"/>
    </style:style>
    <style:style style:name="Mdp2" style:family="drawing-page">
      <style:drawing-page-properties draw:background-size="border" draw:fill="bitmap" draw:fill-image-name="paper5"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babed6" draw:fill-image-width="1cm" draw:fill-image-height="1cm" draw:textarea-horizontal-align="center" draw:textarea-vertical-align="middle"/>
    </style:style>
    <style:style style:name="Mgr2" style:family="graphic" style:parent-style-name="standard">
      <style:graphic-properties draw:stroke="none" draw:fill="solid" draw:fill-color="#ffffff" draw:textarea-horizontal-align="center" draw:textarea-vertical-align="middle"/>
    </style:style>
    <style:style style:name="Mgr3" style:family="graphic" style:parent-style-name="standard">
      <style:graphic-properties draw:stroke="none" draw:fill="solid" draw:fill-color="#000000" draw:textarea-horizontal-align="center" draw:textarea-vertical-align="middle"/>
    </style:style>
    <style:style style:name="Mgr4" style:family="graphic" style:parent-style-name="standard">
      <style:graphic-properties draw:stroke="solid" draw:fill="solid" draw:fill-color="#993366" draw:fill-image-width="1cm" draw:fill-image-height="1cm" draw:textarea-horizontal-align="center" draw:textarea-vertical-align="middle"/>
    </style:style>
    <style:style style:name="Mpr1" style:family="presentation" style:parent-style-name="prs-training-backgroundobjects">
      <style:graphic-properties draw:stroke="none" draw:fill="gradient" draw:fill-gradient-name="Gradient_20_31" draw:fill-image-width="1cm" draw:fill-image-height="1cm" draw:textarea-horizontal-align="center" draw:textarea-vertical-align="middle"/>
    </style:style>
    <style:style style:name="Mpr2" style:family="presentation" style:parent-style-name="lyt-papertop-backgroundobjects">
      <style:graphic-properties draw:stroke="none" draw:fill="none" draw:fill-color="#ffffff" draw:auto-grow-height="false" fo:min-height="1.449cm"/>
    </style:style>
    <style:style style:name="Mpr3" style:family="presentation" style:parent-style-name="lyt-papertop-backgroundobjects">
      <style:graphic-properties draw:stroke="none" draw:fill="none" draw:fill-color="#ffffff" draw:auto-grow-height="false" fo:min-height="1.485cm"/>
    </style:style>
    <style:style style:name="Mpr4" style:family="presentation" style:parent-style-name="lyt-papertop-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training" style:page-layout-name="PM1" draw:style-name="Mdp1">
      <draw:rect presentation:style-name="Mpr1" draw:text-style-name="MP1" draw:layer="backgroundobjects" svg:width="28cm" svg:height="0.842cm" svg:x="0cm" svg:y="20.158cm">
        <text:p/>
      </draw:rect>
      <draw:frame presentation:style-name="prs-training-title" draw:layer="backgroundobjects" svg:width="23.323cm" svg:height="3.506cm" svg:x="2.646cm" svg:y="0.943cm" presentation:class="title" presentation:placeholder="true">
        <draw:text-box draw:corner-radius="0.065cm"/>
      </draw:frame>
      <draw:frame presentation:style-name="prs-training-outline1" draw:layer="backgroundobjects" svg:width="23.362cm" svg:height="14.085cm" svg:x="2.57cm" svg:y="5.701cm" presentation:class="outline" presentation:placeholder="true">
        <draw:text-box draw:corner-radius="9.679cm"/>
      </draw:frame>
      <draw:polygon draw:style-name="Mgr1" draw:text-style-name="MP1" draw:layer="backgroundobjects" svg:width="2.817cm" svg:height="2.169cm" svg:x="25.182cm" svg:y="17.089cm" svg:viewBox="0 0 2818 2170" draw:points="2748,0 2761,2 2775,6 2785,12 2797,22 2806,33 2812,43 2814,49 2816,53 2816,57 2818,69 2818,1085 2818,2100 2816,2114 2812,2127 2806,2139 2797,2149 2785,2157 2775,2166 2769,2168 2761,2170 2748,2170 1409,2170 69,2170 55,2170 43,2166 31,2157 21,2149 12,2139 6,2127 2,2120 2,2119 0,2114 0,2100 0,1085 0,69 0,57 6,43 12,33 21,22 31,12 43,6 49,4 55,2 69,0 1409,0">
        <text:p/>
      </draw:polygon>
      <draw:polygon draw:style-name="Mgr2" draw:text-style-name="MP1" draw:layer="backgroundobjects" svg:width="2.539cm" svg:height="1.891cm" svg:x="25.321cm" svg:y="17.228cm" svg:viewBox="0 0 2540 1892" draw:points="2540,0 1270,0 0,0 0,946 0,1892 1270,1892 2540,1892 2540,946">
        <text:p/>
      </draw:polygon>
      <draw:polygon draw:style-name="Mgr2" draw:text-style-name="MP1" draw:layer="backgroundobjects" svg:width="1.174cm" svg:height="1.176cm" svg:x="24.867cm" svg:y="17.905cm" svg:viewBox="0 0 1175 1177" draw:points="1081,17 1085,13 1089,9 1101,3 1112,0 1122,0 1132,3 1142,5 1150,11 1158,17 1164,25 1171,33 1173,44 1175,54 1175,64 1173,76 1171,81 1167,87 1162,91 1158,97 97,1161 93,1165 87,1169 76,1173 66,1177 56,1177 45,1176 35,1172 27,1167 19,1159 11,1153 7,1143 3,1133 0,1123 0,1112 5,1102 7,1098 9,1092 13,1085 19,1081">
        <text:p/>
      </draw:polygon>
      <draw:polygon draw:style-name="Mgr3" draw:text-style-name="MP1" draw:layer="backgroundobjects" svg:width="0.783cm" svg:height="0.785cm" svg:x="24.896cm" svg:y="18.268cm" svg:viewBox="0 0 784 786" draw:points="6,753 750,8 754,4 757,1 761,1 764,0 768,1 771,3 774,4 777,8 780,11 781,13 782,15 782,16 784,20 782,27 780,30 777,34 33,780 30,783 26,785 23,786 19,786 16,786 11,785 9,783 6,780 3,778 1,775 1,773 0,771 0,768 1,760 3,756">
        <text:p/>
      </draw:polygon>
      <draw:polygon draw:style-name="Mgr4" draw:text-style-name="MP1" draw:layer="backgroundobjects" svg:width="1.125cm" svg:height="2.759cm" svg:x="24.037cm" svg:y="17.79cm" svg:viewBox="0 0 1126 2760" draw:points="1126,1497 1126,1514 1124,1522 1123,1530 1120,1546 1115,1561 1109,1576 1106,1584 1102,1592 1092,1606 1083,1622 1072,1636 1059,1649 1045,1663 1030,1675 1014,1688 999,1700 980,1711 961,1722 961,2499 961,2514 960,2526 957,2540 954,2553 949,2565 944,2577 938,2590 930,2601 922,2614 912,2624 904,2635 894,2646 882,2656 871,2665 858,2674 845,2684 830,2693 816,2701 803,2709 787,2717 770,2723 752,2729 736,2735 718,2739 701,2744 683,2749 664,2752 643,2755 625,2757 604,2758 564,2760 524,2758 504,2757 483,2755 464,2752 446,2749 408,2739 392,2735 374,2729 357,2723 341,2717 310,2701 283,2684 270,2674 257,2665 245,2656 234,2646 223,2635 214,2624 205,2614 196,2601 190,2590 184,2577 178,2565 175,2553 170,2540 168,2526 167,2514 166,2499 166,1722 147,1711 129,1700 112,1688 96,1675 83,1663 69,1649 56,1636 45,1622 35,1606 26,1592 19,1576 11,1561 6,1546 5,1537 3,1530 2,1514 0,1497 0,862 0,849 2,835 5,821 8,808 13,796 17,784 24,771 32,759 39,746 47,734 58,723 67,712 78,701 91,690 103,679 117,670 145,649 177,632 211,615 228,607 246,599 283,587 304,581 324,574 366,565 387,561 410,556 392,546 379,535 363,523 357,516 350,511 337,496 326,482 315,467 304,451 296,435 289,419 280,400 276,381 271,362 268,342 265,322 265,300 265,284 267,270 268,255 271,240 275,225 279,210 283,197 289,184 301,158 317,133 334,109 343,98 353,89 363,78 374,69 385,59 398,51 408,43 421,36 435,30 447,24 462,19 475,14 489,9 504,6 519,5 533,2 549,2 564,0 579,2 594,2 609,5 623,6 639,9 653,14 667,19 679,24 706,36 731,51 754,69 765,78 774,89 785,98 795,109 803,120 812,133 819,146 826,158 833,170 840,184 845,197 849,210 854,225 857,240 858,255 861,270 861,284 863,300 861,322 860,342 857,362 852,381 846,400 840,419 832,435 822,451 813,467 803,482 790,496 777,511 763,523 749,535 734,546 718,556 740,561 762,565 782,570 803,574 824,581 843,587 863,593 882,599 900,607 918,615 935,623 952,632 967,640 983,649 997,659 1011,670 1024,679 1038,690 1042,695 1048,701 1059,712 1070,723 1079,734 1089,746 1096,759 1103,771 1109,784 1114,796 1118,808 1121,821 1124,835 1126,849 1126,862">
        <text:p/>
      </draw:polygon>
      <presentation:notes style:page-layout-name="PM2">
        <draw:page-thumbnail presentation:style-name="prs-training-title" draw:layer="backgroundobjects" svg:width="13.705cm" svg:height="10.279cm" svg:x="3.647cm" svg:y="2.853cm" presentation:class="page"/>
        <draw:frame presentation:style-name="prs-training-notes" draw:layer="backgroundobjects" svg:width="14.517cm" svg:height="11.409cm" svg:x="3.249cm" svg:y="14.13cm" presentation:class="notes" presentation:placeholder="true">
          <draw:text-box/>
        </draw:frame>
      </presentation:notes>
    </style:master-page>
    <style:master-page style:name="lyt-papertop" style:page-layout-name="PM1" draw:style-name="Mdp2">
      <draw:frame presentation:style-name="lyt-papertop-title" draw:layer="backgroundobjects" svg:width="25.199cm" svg:height="3.506cm" svg:x="1.4cm" svg:y="0.837cm" presentation:class="title" presentation:placeholder="true">
        <draw:text-box/>
      </draw:frame>
      <draw:frame presentation:style-name="lyt-papertop-outline1" draw:layer="backgroundobjects" svg:width="25.199cm" svg:height="12.773cm" svg:x="1.4cm" svg:y="6cm" presentation:class="outline" presentation:placeholder="true">
        <draw:text-box/>
      </draw:frame>
      <draw:frame presentation:style-name="Mpr2" draw:text-style-name="MP2" draw:layer="backgroundobjects" svg:width="6.523cm" svg:height="1.448cm" svg:x="1.4cm" svg:y="19.131cm" presentation:class="date-time">
        <draw:text-box>
          <text:p text:style-name="MP2"><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papertop-title" draw:layer="backgroundobjects" svg:width="14.848cm" svg:height="11.136cm" svg:x="3.075cm" svg:y="2.257cm" presentation:class="page"/>
        <draw:frame presentation:style-name="lyt-papertop-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2"><text:span text:style-name="MT1"><presentation:header/></text:span></text:p>
          </draw:text-box>
        </draw:frame>
        <draw:frame presentation:style-name="Mpr3" draw:text-style-name="MP4" draw:layer="backgroundobjects" svg:width="9.113cm" svg:height="1.484cm" svg:x="11.886cm" svg:y="0cm" presentation:class="date-time">
          <draw:text-box>
            <text:p text:style-name="MP4"><text:span text:style-name="MT1"><presentation:date-time/></text:span></text:p>
          </draw:text-box>
        </draw:frame>
        <draw:frame presentation:style-name="Mpr4" draw:text-style-name="MP2" draw:layer="backgroundobjects" svg:width="9.113cm" svg:height="1.484cm" svg:x="0cm" svg:y="28.215cm" presentation:class="footer">
          <draw:text-box>
            <text:p text:style-name="MP2"><text:span text:style-name="MT1"><presentation:footer/></text:span></text:p>
          </draw:text-box>
        </draw:frame>
        <draw:frame presentation:style-name="Mpr4"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racle_Open_Office/3.3$Win32 OpenOffice.org_project/330m7$Build-9552</meta:generator>
    <dc:title>Training Seminar</dc:title>
    <dc:description>Creating training documents</dc:description>
    <meta:creation-date>2015-02-23T18:13:10.44</meta:creation-date>
    <dc:language>en-US</dc:language>
    <meta:editing-cycles>2</meta:editing-cycles>
    <meta:editing-duration>PT2M13S</meta:editing-duration>
    <meta:initial-creator>denis stepulenok</meta:initial-creator>
    <dc:date>2015-02-23T18:14:33.19</dc:date>
    <dc:creator>denis stepulenok</dc:creator>
    <meta:document-statistic meta:object-count="69"/>
    <meta:user-defined meta:name="Info 0"/>
    <meta:user-defined meta:name="Info 1"/>
    <meta:user-defined meta:name="Info 2"/>
    <meta:user-defined meta:name="Info 3"/>
    <meta:template xlink:type="simple" xlink:actuate="onRequest" xlink:title="Training Seminar" xlink:href="../../../../../Program%20Files%20(x86)/Oracle/Oracle%20Open%20Office%203/Basis/share/template/en-US/presnt/prs-training.otp"/>
  </office:meta>
</office:document-meta>
</file>